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51.9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lan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Solan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2:52:56.90118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02:46.396980120</dc:date>
    <meta:editing-duration>PT1H49M32S</meta:editing-duration>
    <meta:editing-cycles>15</meta:editing-cycles>
    <meta:generator>LibreOffice/6.0.7.3$Linux_X86_64 LibreOffice_project/00m0$Build-3</meta:generator>
    <meta:document-statistic meta:table-count="9" meta:cell-count="153" meta:object-count="0"/>
  </office:meta>
</office:document-meta>
</file>